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 Mono" svg:font-family="'Bitstream Vera Sans Mono'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2.501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3.752cm" fo:margin-right="0cm" fo:text-align="justify" style:justify-single-word="false" fo:text-indent="0cm" style:auto-text-indent="false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>
      <style:paragraph-properties fo:margin-left="1.866cm" fo:margin-right="0cm" fo:text-align="justify" style:justify-single-word="false" fo:text-indent="0cm" style:auto-text-indent="false"/>
    </style:style>
    <style:style style:name="P11" style:family="paragraph" style:parent-style-name="Standard" style:list-style-name="L5">
      <style:paragraph-properties fo:margin-left="1.866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T1" style:family="text">
      <style:text-properties fo:font-variant="normal" fo:text-transform="none" fo:color="#333333" style:font-name="Bitstream Vera Sans Mono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Bitstream Vera Sans Mono" fo:font-size="9pt" fo:letter-spacing="normal" fo:font-style="normal" fo:font-weight="bold"/>
    </style:style>
    <style:style style:name="T3" style:family="text">
      <style:text-properties fo:font-variant="normal" fo:text-transform="none" fo:color="#333333" fo:letter-spacing="normal"/>
    </style:style>
    <style:style style:name="T4" style:family="text">
      <style:text-properties fo:font-variant="normal" fo:text-transform="none" fo:color="#333333" style:font-name="Times New Roman" fo:font-size="9pt" fo:letter-spacing="normal" fo:font-style="normal" fo:font-weight="normal"/>
    </style:style>
    <style:style style:name="T5" style:family="text">
      <style:text-properties fo:font-variant="normal" fo:text-transform="none" fo:color="#333333" style:font-name="Times New Roman" fo:font-size="9pt" fo:letter-spacing="normal" fo:font-style="normal" fo:font-weight="bold"/>
    </style:style>
    <style:style style:name="T6" style:family="text">
      <style:text-properties fo:font-variant="normal" fo:text-transform="none" fo:color="#333333" style:font-name="Times New Roman" fo:letter-spacing="normal"/>
    </style:style>
    <style:style style:name="T7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style:font-size-asian="12pt" style:font-size-complex="12pt"/>
    </style:style>
    <style:style style:name="T10" style:family="text">
      <style:text-properties fo:font-variant="normal" fo:text-transform="none" fo:color="#dd1144" style:font-name="Bitstream Vera Sans Mono" fo:font-size="9pt" fo:letter-spacing="normal" fo:font-style="normal" fo:font-weight="normal"/>
    </style:style>
    <style:style style:name="T11" style:family="text">
      <style:text-properties fo:font-variant="normal" fo:text-transform="none" fo:color="#dd1144" style:font-name="Times New Roman" fo:font-size="9pt" fo:letter-spacing="normal" fo:font-style="normal" fo:font-weight="normal"/>
    </style:style>
    <style:style style:name="T12" style:family="text">
      <style:text-properties fo:font-variant="normal" fo:text-transform="none" fo:color="#dd1144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9999" style:font-name="Bitstream Vera Sans Mono" fo:font-size="9pt" fo:letter-spacing="normal" fo:font-style="normal" fo:font-weight="normal"/>
    </style:style>
    <style:style style:name="T14" style:family="text">
      <style:text-properties fo:font-variant="normal" fo:text-transform="none" fo:color="#009999" style:font-name="Times New Roman" fo:font-size="9pt" fo:letter-spacing="normal" fo:font-style="normal" fo:font-weight="normal"/>
    </style:style>
    <style:style style:name="T15" style:family="text">
      <style:text-properties fo:font-variant="normal" fo:text-transform="none" fo:color="#009999" style:font-name="Times New Roman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18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fo:color="#000000"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TUSSAM</text:p>
      <text:p text:style-name="P2"/>
      <text:p text:style-name="P3">Descripción:</text:p>
      <text:p text:style-name="P4"/>
      <text:p text:style-name="P4">El objetivo del proyecto era realizar una aplicación en python que mostrara al usuario un menú desplegable con todas las lineas de Tussam en el que el usuario seleccionará una y esto le llevará a otro menú desplegable con todas las paradas que realiza esa linea.</text:p>
      <text:p text:style-name="P4"/>
      <text:p text:style-name="P4">Una vez el usuario a seleccionado la linea y la parada que desea consultar la aplicación muestra el tiempo en minutos y la distancia en metros que faltan para la llegada de los dos siguientes autobuses.</text:p>
      <text:p text:style-name="P4"/>
      <text:p text:style-name="P4">También muestra un mapa con el recorrido de la linea seleccionada por el usuario.</text:p>
      <text:p text:style-name="P4"/>
      <text:p text:style-name="P4"/>
      <text:p text:style-name="P3">Estructura y código:</text:p>
      <text:p text:style-name="P4"/>
      <text:p text:style-name="P4">La aplicación consta de 3 formularios (formulario.py, formulario_final.py y infor2.py) y un html con el mapa de la ruta que realiza la linea que se seleccione.</text:p>
      <text:p text:style-name="P4"/>
      <text:p text:style-name="P4">La información necesaria la pedimos a la API de Tusam con un cliente SOAP, nosotros vamos a utilizar suds en python.</text:p>
      <text:p text:style-name="P4"/>
      <text:p text:style-name="P4">La información sobre las lineas, las paradas y coordenadas de la ruta que realiza la solicitamos en:</text:p>
      <text:p text:style-name="P4"/>
      <text:p text:style-name="P7">http://www.infobustussam.com:9001/services/estructura.asmx?wsdl</text:p>
      <text:p text:style-name="P4"/>
      <text:p text:style-name="P4">La información sobre el tiempo y la distancia a la que esta la solicitamos en:</text:p>
      <text:p text:style-name="P4"/>
      <text:p text:style-name="P7"><text:a xlink:type="simple" xlink:href="http://www.infobustussam.com:9001/services/dinamica.asmx?wsdl">http://www.infobustussam.com:9001/services/dinamica.asmx?wsdl</text:a></text:p>
      <text:p text:style-name="P4"/>
      <text:p text:style-name="P4">Aquí iremos explicando como funciona cada uno de los .py, como pide la información como la procesa como la intercambian entre formularios y como finalmente la muestran al usuario final.</text:p>
      <text:p text:style-name="P4"/>
      <text:list xml:id="list36409880" text:style-name="L1">
        <text:list-item>
          <text:p text:style-name="P9">formulario.py</text:p>
        </text:list-item>
      </text:list>
      <text:p text:style-name="P2"/>
      <text:p text:style-name="P6">En el primer formulario empezamos importando el cliente suds, importando etree del módulo lxml y por último importando cgi y cgitb para el intercambio de información entre los formularios.</text:p>
      <text:p text:style-name="P6"/>
      <text:p text:style-name="P6">Lo siguiente que haremos será habilitar cgitb y realizar la petición de los métodos a:</text:p>
      <text:p text:style-name="P6"/>
      <text:p text:style-name="P7">cliente = Client("<text:a xlink:type="simple" xlink:href="http://www.infobustussam.com:9001/services/estructura.asmx?wsdl">http://www.infobustussam.com:9001/services/estructura.asmx?wsdl</text:a>”)</text:p>
      <text:p text:style-name="P5"><text:tab/><text:tab/></text:p>
      <text:p text:style-name="P7">El método que buscamos para que devuelva todas las lineas de Tussam es el GetLineas(). Realizamos la petición y la metemos en una variable.</text:p>
      <text:p text:style-name="P7"/>
      <text:p text:style-name="P7">Lineas = cliente.service.GetLineas() </text:p>
      <text:p text:style-name="P7"/>
      <text:p text:style-name="P7"><text:soft-page-break/>En este punto nos surgió el primer problema, el problema que teníamos era que la API de Tussam nos devolvía un XML pero el cliente suds lo procesaba automáticamente y nos mostraba un formato muy distinto al XML que esperábamos.</text:p>
      <text:p text:style-name="P7"/>
      <text:p text:style-name="P7">La primera posible solución planteada fue cambiar el cliente SOAP por SOAPpy pero nos daba el mismo problema, el cliente lo modificaba automáticamente y nos daba la misma salida procesada.</text:p>
      <text:p text:style-name="P7"/>
      <text:p text:style-name="P7">Después de varias horas de búsqueda encontramos el modo de activar la salida XML en el cliente suds, se activa con la siguiente orden.</text:p>
      <text:p text:style-name="P7"/>
      <text:p text:style-name="P8">cliente.set_options(retxml=True) </text:p>
      <text:p text:style-name="P7"><text:tab/></text:p>
      <text:p text:style-name="P7">Una vez solucionado el problema, metemos el XML de salida en una variable y esto lo escribimos en un fichero.xml.</text:p>
      <text:p text:style-name="P7"/>
      <text:p text:style-name="P7">Después de esto ya podemos parsear el fichero, crear un árbol y realizar los XPATH para sacar la información que queremos mostrar, en este caso la Lineas.</text:p>
      <text:p text:style-name="P7"/>
      <text:p text:style-name="P7">Una vez que tenemos la expresión XPATH que saca las lineas y los códigos de cada una de las lineas, lo siguiente que haremos sera generar un html con un formulario con las distintas lineas y sus códigos correspondientes.</text:p>
      <text:p text:style-name="P7"/>
      <text:p text:style-name="P7">Dentro del html irá el select con el un atributo name al que llamará el siguiente formulario y dentro de esta etiqueta los distintos options que generaremos con un bucle que explicamos a continuación.</text:p>
      <text:p text:style-name="P7"/>
      <text:p text:style-name="P7">Este bucle fue otro de los problemas que se nos planteo ya que teníamos que meter el nombre de la parada y el código como atributo de la etiqueta option.</text:p>
      <text:p text:style-name="P7"/>
      <text:p text:style-name="P7">La solución a este problema ha sido poner un contador en el bucle que sea igual al número de lineas. </text:p>
      <text:p text:style-name="P7">Este bucle va creando los distintos options con el atributo value con el código de la linea y con el nombre de la linea en el contenido de la etiqueta.</text:p>
      <text:p text:style-name="P7"/>
      <text:p text:style-name="P7">Por último ponemos una etiqueta input que sera el botón enviar y hacemos un print de todo lo generado anteriormente.</text:p>
      <text:p text:style-name="P7"/>
      <text:list xml:id="list36418712" text:style-name="L5">
        <text:list-header>
          <text:p text:style-name="P11">2. formulario_final.py</text:p>
        </text:list-header>
      </text:list>
      <text:p text:style-name="P10"/>
      <text:p text:style-name="P7">El segundo formulario de la aplicación es muy similar al primero importamos los mismos modulo pero esta vez la petición que se guarda en la variable cambia.</text:p>
      <text:p text:style-name="P7"/>
      <text:p text:style-name="P7">En este caso la petición que debemos hacer debe llevar el código de la linea para que nos devuelva todas las paradas que realiza esa linea.</text:p>
      <text:p text:style-name="P7"/>
      <text:p text:style-name="P7">La orden seria la siguiente:</text:p>
      <text:p text:style-name="P7"/>
      <text:p text:style-name="P7"><text:tab/><text:span text:style-name="T16">cliente</text:span><text:span text:style-name="T17">.</text:span><text:span text:style-name="T16">service</text:span><text:span text:style-name="T17">.</text:span><text:span text:style-name="T16">GetRutasSublinea("%s"</text:span><text:span text:style-name="T18"> </text:span><text:span text:style-name="T17">%</text:span><text:span text:style-name="T18"> </text:span><text:span text:style-name="T16">form["paradas"]</text:span><text:span text:style-name="T17">.</text:span><text:span text:style-name="T16">value,1)</text:span><text:span text:style-name="T21"> </text:span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oft-page-break/><text:span text:style-name="T21">En la petición metemos una variable que será form[“paradas”].value que lo que hace es llamar al valor que ha seleccionado el usuario anteriormente en el primer formulario.</text:span></text:p>
      <text:p text:style-name="P7"><text:span text:style-name="T21"/></text:p>
      <text:p text:style-name="P7"><text:span text:style-name="T21">Después de esto el procedimiento a seguir para incluirlos en un fichero del que podemos sacar la información que queramos con XPATH.</text:span></text:p>
      <text:p text:style-name="P7"><text:span text:style-name="T21"/></text:p>
      <text:p text:style-name="P7"><text:span text:style-name="T21">Aquí nos encontramos otra dificultad ya que el dato del primer formulario lo necesitamos después para el tercer formulario.</text:span></text:p>
      <text:p text:style-name="P7"><text:span text:style-name="T21"/></text:p>
      <text:p text:style-name="P7"><text:span text:style-name="T21">La solución que le pusimos fue poner en el html una etiqueta input de tipo hidden y así no se ve y ese valor se queda y podemos llamarlo desde el tercer formulario.</text:span></text:p>
      <text:p text:style-name="P7"><text:span text:style-name="T21"/></text:p>
      <text:p text:style-name="P7"><text:span text:style-name="T21">Esa misma etiqueta llevará un atributo name para poder llamarlo desde el siguiente formulario y un atributo value donde llevara el valor del anterior formulario.</text:span></text:p>
      <text:p text:style-name="P7"><text:span text:style-name="T21"/></text:p>
      <text:p text:style-name="P7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ans Mono" svg:font-family="'Bitstream Vera Sans Mono'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2-05-30T13:02:30</meta:creation-date>
    <dc:date>2012-05-30T17:28:37.51</dc:date>
    <meta:editing-duration>PT01H40M29S</meta:editing-duration>
    <meta:editing-cycles>10</meta:editing-cycles>
    <meta:generator>OpenOffice.org/3.2$Win32 OpenOffice.org_project/320m18$Build-9502</meta:generator>
    <meta:document-statistic meta:table-count="0" meta:image-count="0" meta:object-count="0" meta:page-count="3" meta:paragraph-count="43" meta:word-count="793" meta:character-count="4857"/>
  </office:meta>
</office:document-meta>
</file>